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0.8807in"/>
    </style:style>
    <style:style style:name="co12" style:family="table-column">
      <style:table-column-properties fo:break-before="auto" style:column-width="0.8972in"/>
    </style:style>
    <style:style style:name="co13" style:family="table-column">
      <style:table-column-properties fo:break-before="auto" style:column-width="2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5126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0.5882in"/>
    </style:style>
    <style:style style:name="co18" style:family="table-column">
      <style:table-column-properties fo:break-before="auto" style:column-width="1.2063in"/>
    </style:style>
    <style:style style:name="co19" style:family="table-column">
      <style:table-column-properties fo:break-before="auto" style:column-width="0.5626in"/>
    </style:style>
    <style:style style:name="co20" style:family="table-column">
      <style:table-column-properties fo:break-before="auto" style:column-width="1.0898in"/>
    </style:style>
    <style:style style:name="co21" style:family="table-column">
      <style:table-column-properties fo:break-before="auto" style:column-width="0.6299in"/>
    </style:style>
    <style:style style:name="co22" style:family="table-column">
      <style:table-column-properties fo:break-before="auto" style:column-width="0.495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1.9583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0.6173in"/>
    </style:style>
    <style:style style:name="co27" style:family="table-column">
      <style:table-column-properties fo:break-before="auto" style:column-width="0.4807in"/>
    </style:style>
    <style:style style:name="co28" style:family="table-column">
      <style:table-column-properties fo:break-before="auto" style:column-width="0.5646in"/>
    </style:style>
    <style:style style:name="co29" style:family="table-column">
      <style:table-column-properties fo:break-before="auto" style:column-width="1.0555in"/>
    </style:style>
    <style:style style:name="co30" style:family="table-column">
      <style:table-column-properties fo:break-before="auto" style:column-width="0.989in"/>
    </style:style>
    <style:style style:name="co31" style:family="table-column">
      <style:table-column-properties fo:break-before="auto" style:column-width="1.3063in"/>
    </style:style>
    <style:style style:name="co32" style:family="table-column">
      <style:table-column-properties fo:break-before="auto" style:column-width="4.7409in"/>
    </style:style>
    <style:style style:name="co33" style:family="table-column">
      <style:table-column-properties fo:break-before="auto" style:column-width="0.972in"/>
    </style:style>
    <style:style style:name="co34" style:family="table-column">
      <style:table-column-properties fo:break-before="auto" style:column-width="0.9055in"/>
    </style:style>
    <style:style style:name="co35" style:family="table-column">
      <style:table-column-properties fo:break-before="auto" style:column-width="0.8047in"/>
    </style:style>
    <style:style style:name="co36" style:family="table-column">
      <style:table-column-properties fo:break-before="auto" style:column-width="0.922in"/>
    </style:style>
    <style:style style:name="co37" style:family="table-column">
      <style:table-column-properties fo:break-before="auto" style:column-width="0.6047in"/>
    </style:style>
    <style:style style:name="co38" style:family="table-column">
      <style:table-column-properties fo:break-before="auto" style:column-width="1.9252in"/>
    </style:style>
    <style:style style:name="co39" style:family="table-column">
      <style:table-column-properties fo:break-before="auto" style:column-width="0.6634in"/>
    </style:style>
    <style:style style:name="co40" style:family="table-column">
      <style:table-column-properties fo:break-before="auto" style:column-width="0.6217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8307in"/>
    </style:style>
    <style:style style:name="co43" style:family="table-column">
      <style:table-column-properties fo:break-before="auto" style:column-width="0.8472in"/>
    </style:style>
    <style:style style:name="co44" style:family="table-column">
      <style:table-column-properties fo:break-before="auto" style:column-width="1.298in"/>
    </style:style>
    <style:style style:name="co45" style:family="table-column">
      <style:table-column-properties fo:break-before="auto" style:column-width="1.7492in"/>
    </style:style>
    <style:style style:name="co46" style:family="table-column">
      <style:table-column-properties fo:break-before="auto" style:column-width="0.9555in"/>
    </style:style>
    <style:style style:name="co47" style:family="table-column">
      <style:table-column-properties fo:break-before="auto" style:column-width="0.7799in"/>
    </style:style>
    <style:style style:name="co48" style:family="table-column">
      <style:table-column-properties fo:break-before="auto" style:column-width="1.1646in"/>
    </style:style>
    <style:style style:name="co49" style:family="table-column">
      <style:table-column-properties fo:break-before="auto" style:column-width="3.1701in"/>
    </style:style>
    <style:style style:name="co50" style:family="table-column">
      <style:table-column-properties fo:break-before="auto" style:column-width="0.7075in"/>
    </style:style>
    <style:style style:name="co51" style:family="table-column">
      <style:table-column-properties fo:break-before="auto" style:column-width="0.3374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3484in"/>
    </style:style>
    <style:style style:name="co54" style:family="table-column">
      <style:table-column-properties fo:break-before="auto" style:column-width="1.5319in"/>
    </style:style>
    <style:style style:name="co55" style:family="table-column">
      <style:table-column-properties fo:break-before="auto" style:column-width="1.6327in"/>
    </style:style>
    <style:style style:name="co56" style:family="table-column">
      <style:table-column-properties fo:break-before="auto" style:column-width="1.3819in"/>
    </style:style>
    <style:style style:name="co57" style:family="table-column">
      <style:table-column-properties fo:break-before="auto" style:column-width="1.85in"/>
    </style:style>
    <style:style style:name="co58" style:family="table-column">
      <style:table-column-properties fo:break-before="auto" style:column-width="2.0583in"/>
    </style:style>
    <style:style style:name="co59" style:family="table-column">
      <style:table-column-properties fo:break-before="auto" style:column-width="2.0665in"/>
    </style:style>
    <style:style style:name="co60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9" style:family="table-cell" style:parent-style-name="Default">
      <style:text-properties fo:color="#e16173" fo:font-weight="bold" style:font-weight-asian="bold" style:font-weight-complex="bold"/>
    </style:style>
    <style:style style:name="ce110" style:family="table-cell" style:parent-style-name="Default">
      <style:text-properties fo:color="#e16173"/>
    </style:style>
    <style:style style:name="ce112" style:family="table-cell" style:parent-style-name="Default">
      <style:text-properties fo:color="#127622" fo:font-weight="bold" style:font-weight-asian="bold" style:font-weight-complex="bold"/>
    </style:style>
    <style:style style:name="ce113" style:family="table-cell" style:parent-style-name="Default">
      <style:text-properties fo:color="#127622"/>
    </style:style>
    <style:style style:name="ce120" style:family="table-cell" style:parent-style-name="Default">
      <style:text-properties fo:color="#813709" fo:font-weight="bold" style:font-weight-asian="bold" style:font-weight-complex="bold"/>
    </style:style>
    <style:style style:name="ce121" style:family="table-cell" style:parent-style-name="Default">
      <style:text-properties fo:color="#813709"/>
    </style:style>
    <style:style style:name="ce123" style:family="table-cell" style:parent-style-name="Default">
      <style:text-properties fo:color="#355269" fo:font-weight="bold" style:font-weight-asian="bold" style:font-weight-complex="bold"/>
    </style:style>
    <style:style style:name="ce124" style:family="table-cell" style:parent-style-name="Default">
      <style:text-properties fo:color="#355269"/>
    </style:style>
    <style:style style:name="ce126" style:family="table-cell" style:parent-style-name="Default">
      <style:text-properties fo:color="#5983b0" fo:font-weight="bold" style:font-weight-asian="bold" style:font-weight-complex="bold"/>
    </style:style>
    <style:style style:name="ce127" style:family="table-cell" style:parent-style-name="Default">
      <style:text-properties fo:color="#5983b0"/>
    </style:style>
    <style:style style:name="ce129" style:family="table-cell" style:parent-style-name="Default">
      <style:text-properties fo:color="#acb20c" fo:font-weight="bold" style:font-weight-asian="bold" style:font-weight-complex="bold"/>
    </style:style>
    <style:style style:name="ce130" style:family="table-cell" style:parent-style-name="Default">
      <style:text-properties fo:color="#acb20c"/>
    </style:style>
    <style:style style:name="ce133" style:family="table-cell" style:parent-style-name="Default">
      <style:text-properties fo:color="#8d1d75" fo:font-weight="bold" style:font-weight-asian="bold" style:font-weight-complex="bold"/>
    </style:style>
    <style:style style:name="ce135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Generic Item Table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Polyculture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Crops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Polyculture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Fish Availability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Polyculture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52"/>
        <table:table-column table:style-name="co12" table:default-cell-style-name="ce52"/>
        <table:table-row table:style-name="ro2">
          <table:table-cell table:style-name="ce46" office:value-type="string" calcext:value-type="string">
            <text:p>Spring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ffee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rlic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snip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t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hubarb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aw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Summer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lo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dis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rfrui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mato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hea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6" office:value-type="string" calcext:value-type="string">
            <text:p>Fall Crop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e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pe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mpkin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am</text:p>
          </table:table-cell>
          <table:table-cell table:style-name="ce28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2" table:number-rows-repeated="104854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eneric Item Table" table:style-name="ta1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3" table:default-cell-style-name="Default"/>
        <table:table-column table:style-name="co18" table:default-cell-style-name="ce52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4" table:default-cell-style-name="Default"/>
        <table:table-column table:style-name="co25" table:default-cell-style-name="ce52"/>
        <table:table-column table:style-name="co26" table:default-cell-style-name="ce28"/>
        <table:table-column table:style-name="co27" table:default-cell-style-name="ce33"/>
        <table:table-column table:style-name="co27" table:default-cell-style-name="ce36"/>
        <table:table-column table:style-name="co28" table:default-cell-style-name="ce70"/>
        <table:table-column table:style-name="co6" table:default-cell-style-name="Default"/>
        <table:table-column table:style-name="co29" table:default-cell-style-name="Default"/>
        <table:table-column table:style-name="co30" table:number-columns-repeated="6" table:default-cell-style-name="Default"/>
        <table:table-column table:style-name="co31" table:default-cell-style-name="Default"/>
        <table:table-column table:style-name="co3" table:number-columns-repeated="1009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Tapper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09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2" table:style-name="ce42" table:content-validation-name="val11" office:value-type="string" calcext:value-type="string">
            <text:p>Not Obtained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14" table:formula="of:=IF([.I2] = &quot;Not Obtained&quot;;1;1.1)" office:value-type="float" office:value="1" calcext:value-type="float">
            <text:p>1</text:p>
          </table:table-cell>
          <table:table-cell table:style-name="ce14" table:formula="of:=IF([.J2] = &quot;Not Obtained&quot;;1;1.4)" office:value-type="float" office:value="1" calcext:value-type="float">
            <text:p>1</text:p>
          </table:table-cell>
          <table:table-cell table:style-name="ce14" table:formula="of:=IF([.K2] = &quot;Not Obtained&quot;;1;1.5)" office:value-type="float" office:value="1" calcext:value-type="float">
            <text:p>1</text:p>
          </table:table-cell>
          <table:table-cell table:style-name="ce14" table:formula="of:=IF([.L2] = &quot;Not Obtained&quot;;1;1.25)" office:value-type="float" office:value="1" calcext:value-type="float">
            <text:p>1</text:p>
          </table:table-cell>
          <table:table-cell table:style-name="ce14" table:formula="of:=IF([.M2] = &quot;Not Obtained&quot;;1;1.2)" office:value-type="float" office:value="1" calcext:value-type="float">
            <text:p>1</text:p>
          </table:table-cell>
          <table:table-cell table:style-name="ce14" table:formula="of:=IF([.N2] = &quot;Not Obtained&quot;;1;1.3)" office:value-type="float" office:value="1" calcext:value-type="float">
            <text:p>1</text:p>
          </table:table-cell>
          <table:table-cell table:style-name="ce14" table:formula="of:=IF([.O2] = &quot;Not Obtained&quot;;1;3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5" calcext:value-type="float">
            <text:p>25</text:p>
          </table:table-cell>
          <table:table-cell table:formula="of:=FLOOR(FLOOR(INDIRECT(ADDRESS(ROW();2))*INDIRECT(ADDRESS(3; COLUMN())))*[.$O$3])" office:value-type="float" office:value="30" calcext:value-type="float">
            <text:p>30</text:p>
          </table:table-cell>
          <table:table-cell table:formula="of:=FLOOR(FLOOR(INDIRECT(ADDRESS(ROW();2))*INDIRECT(ADDRESS(3; COLUMN())))*[.$O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6" calcext:value-type="float">
            <text:p>6</text:p>
          </table:table-cell>
          <table:table-cell table:formula="of:=FLOOR(FLOOR(INDIRECT(ADDRESS(ROW();2))*INDIRECT(ADDRESS(3; COLUMN())))*[.$O$3])" office:value-type="float" office:value="7" calcext:value-type="float">
            <text:p>7</text:p>
          </table:table-cell>
          <table:table-cell table:formula="of:=FLOOR(FLOOR(INDIRECT(ADDRESS(ROW();2))*INDIRECT(ADDRESS(3; COLUMN())))*[.$O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7" calcext:value-type="float">
            <text:p>187</text:p>
          </table:table-cell>
          <table:table-cell table:formula="of:=FLOOR(FLOOR(INDIRECT(ADDRESS(ROW();2))*INDIRECT(ADDRESS(3; COLUMN())))*[.$I$3])" office:value-type="float" office:value="225" calcext:value-type="float">
            <text:p>225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87" calcext:value-type="float">
            <text:p>687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3" calcext:value-type="float">
            <text:p>93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8" calcext:value-type="float">
            <text:p>218</text:p>
          </table:table-cell>
          <table:table-cell table:formula="of:=FLOOR(FLOOR(INDIRECT(ADDRESS(ROW();2))*INDIRECT(ADDRESS(3; COLUMN())))*[.$I$3])" office:value-type="float" office:value="262" calcext:value-type="float">
            <text:p>262</text:p>
          </table:table-cell>
          <table:table-cell table:formula="of:=FLOOR(FLOOR(INDIRECT(ADDRESS(ROW();2))*INDIRECT(ADDRESS(3; COLUMN()))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8" calcext:value-type="float">
            <text:p>18</text:p>
          </table:table-cell>
          <table:table-cell table:formula="of:=FLOOR(FLOOR(INDIRECT(ADDRESS(ROW();2))*INDIRECT(ADDRESS(3; COLUMN())))*[.$I$3])" office:value-type="float" office:value="22" calcext:value-type="float">
            <text:p>22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3" calcext:value-type="float">
            <text:p>93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62" calcext:value-type="float">
            <text:p>362</text:p>
          </table:table-cell>
          <table:table-cell table:formula="of:=FLOOR(FLOOR(INDIRECT(ADDRESS(ROW();2))*INDIRECT(ADDRESS(3; COLUMN())))*[.$I$3])" office:value-type="float" office:value="435" calcext:value-type="float">
            <text:p>435</text:p>
          </table:table-cell>
          <table:table-cell table:formula="of:=FLOOR(FLOOR(INDIRECT(ADDRESS(ROW();2))*INDIRECT(ADDRESS(3; COLUMN()))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31" calcext:value-type="float">
            <text:p>31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312" calcext:value-type="float">
            <text:p>312</text:p>
          </table:table-cell>
          <table:table-cell table:formula="of:=FLOOR(FLOOR(INDIRECT(ADDRESS(ROW();2))*INDIRECT(ADDRESS(3; COLUMN())))*[.$I$3])" office:value-type="float" office:value="375" calcext:value-type="float">
            <text:p>375</text:p>
          </table:table-cell>
          <table:table-cell table:formula="of:=FLOOR(FLOOR(INDIRECT(ADDRESS(ROW();2))*INDIRECT(ADDRESS(3; COLUMN()))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43" calcext:value-type="float">
            <text:p>43</text:p>
          </table:table-cell>
          <table:table-cell table:formula="of:=FLOOR(FLOOR(INDIRECT(ADDRESS(ROW();2))*INDIRECT(ADDRESS(3; COLUMN())))*[.$I$3])" office:value-type="float" office:value="52" calcext:value-type="float">
            <text:p>52</text:p>
          </table:table-cell>
          <table:table-cell table:formula="of:=FLOOR(FLOOR(INDIRECT(ADDRESS(ROW();2))*INDIRECT(ADDRESS(3; COLUMN()))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75" calcext:value-type="float">
            <text:p>375</text:p>
          </table:table-cell>
          <table:table-cell table:formula="of:=FLOOR(FLOOR(INDIRECT(ADDRESS(ROW();2))*INDIRECT(ADDRESS(3; COLUMN())))*[.$I$3])" office:value-type="float" office:value="450" calcext:value-type="float">
            <text:p>450</text:p>
          </table:table-cell>
          <table:table-cell table:formula="of:=FLOOR(FLOOR(INDIRECT(ADDRESS(ROW();2))*INDIRECT(ADDRESS(3; COLUMN()))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400" calcext:value-type="float">
            <text:p>400</text:p>
          </table:table-cell>
          <table:table-cell table:formula="of:=FLOOR(FLOOR(INDIRECT(ADDRESS(ROW();2))*INDIRECT(ADDRESS(3; COLUMN())))*[.$I$3])" office:value-type="float" office:value="480" calcext:value-type="float">
            <text:p>480</text:p>
          </table:table-cell>
          <table:table-cell table:formula="of:=FLOOR(FLOOR(INDIRECT(ADDRESS(ROW();2))*INDIRECT(ADDRESS(3; COLUMN()))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325" calcext:value-type="float">
            <text:p>325</text:p>
          </table:table-cell>
          <table:table-cell table:formula="of:=FLOOR(FLOOR(INDIRECT(ADDRESS(ROW();2))*INDIRECT(ADDRESS(3; COLUMN())))*[.$I$3])" office:value-type="float" office:value="390" calcext:value-type="float">
            <text:p>390</text:p>
          </table:table-cell>
          <table:table-cell table:formula="of:=FLOOR(FLOOR(INDIRECT(ADDRESS(ROW();2))*INDIRECT(ADDRESS(3; COLUMN()))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937" calcext:value-type="float">
            <text:p>937</text:p>
          </table:table-cell>
          <table:table-cell table:formula="of:=FLOOR(FLOOR(INDIRECT(ADDRESS(ROW();2))*INDIRECT(ADDRESS(3; COLUMN())))*[.$I$3])" office:value-type="float" office:value="1125" calcext:value-type="float">
            <text:p>1125</text:p>
          </table:table-cell>
          <table:table-cell table:formula="of:=FLOOR(FLOOR(INDIRECT(ADDRESS(ROW();2))*INDIRECT(ADDRESS(3; COLUMN()))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12" calcext:value-type="float">
            <text:p>112</text:p>
          </table:table-cell>
          <table:table-cell table:formula="of:=FLOOR(FLOOR(INDIRECT(ADDRESS(ROW();2))*INDIRECT(ADDRESS(3; COLUMN())))*[.$I$3])" office:value-type="float" office:value="135" calcext:value-type="float">
            <text:p>135</text:p>
          </table:table-cell>
          <table:table-cell table:formula="of:=FLOOR(FLOOR(INDIRECT(ADDRESS(ROW();2))*INDIRECT(ADDRESS(3; COLUMN()))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750" calcext:value-type="float">
            <text:p>3750</text:p>
          </table:table-cell>
          <table:table-cell table:formula="of:=FLOOR(FLOOR(INDIRECT(ADDRESS(ROW();2))*INDIRECT(ADDRESS(3; COLUMN())))*[.$I$3])" office:value-type="float" office:value="4500" calcext:value-type="float">
            <text:p>4500</text:p>
          </table:table-cell>
          <table:table-cell table:formula="of:=FLOOR(FLOOR(INDIRECT(ADDRESS(ROW();2))*INDIRECT(ADDRESS(3; COLUMN()))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45" calcext:value-type="float">
            <text:p>45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45" calcext:value-type="float">
            <text:p>45</text:p>
          </table:table-cell>
          <table:table-cell table:formula="of:=FLOOR(FLOOR(INDIRECT(ADDRESS(ROW();2))*INDIRECT(ADDRESS(3; COLUMN()))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31" calcext:value-type="float">
            <text:p>31</text:p>
          </table:table-cell>
          <table:table-cell table:formula="of:=FLOOR(FLOOR(INDIRECT(ADDRESS(ROW();2))*INDIRECT(ADDRESS(3; COLUMN())))*[.$I$3])" office:value-type="float" office:value="37" calcext:value-type="float">
            <text:p>37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formula="of:=FLOOR(FLOOR(INDIRECT(ADDRESS(ROW();2))*INDIRECT(ADDRESS(3; COLUMN())))*[.$I$3])" office:value-type="float" office:value="240" calcext:value-type="float">
            <text:p>240</text:p>
          </table:table-cell>
          <table:table-cell table:formula="of:=FLOOR(FLOOR(INDIRECT(ADDRESS(ROW();2))*INDIRECT(ADDRESS(3; COLUMN()))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62" calcext:value-type="float">
            <text:p>62</text:p>
          </table:table-cell>
          <table:table-cell table:formula="of:=FLOOR(FLOOR(INDIRECT(ADDRESS(ROW();2))*INDIRECT(ADDRESS(3; COLUMN())))*[.$I$3])"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7" calcext:value-type="float">
            <text:p>187</text:p>
          </table:table-cell>
          <table:table-cell table:formula="of:=FLOOR(FLOOR(INDIRECT(ADDRESS(ROW();2))*INDIRECT(ADDRESS(3; COLUMN())))*[.$I$3])" office:value-type="float" office:value="225" calcext:value-type="float">
            <text:p>225</text:p>
          </table:table-cell>
          <table:table-cell table:formula="of:=FLOOR(FLOOR(INDIRECT(ADDRESS(ROW();2))*INDIRECT(ADDRESS(3; COLUMN())))*[.$I$3])" office:value-type="float" office:value="300" calcext:value-type="float">
            <text:p>3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60" calcext:value-type="float">
            <text:p>16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62" calcext:value-type="float">
            <text:p>162</text:p>
          </table:table-cell>
          <table:table-cell table:formula="of:=FLOOR(FLOOR(INDIRECT(ADDRESS(ROW();2))*INDIRECT(ADDRESS(3; COLUMN())))*[.$I$3])" office:value-type="float" office:value="195" calcext:value-type="float">
            <text:p>195</text:p>
          </table:table-cell>
          <table:table-cell table:formula="of:=FLOOR(FLOOR(INDIRECT(ADDRESS(ROW();2))*INDIRECT(ADDRESS(3; COLUMN())))*[.$I$3])" office:value-type="float" office:value="260" calcext:value-type="float">
            <text:p>26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25" calcext:value-type="float">
            <text:p>125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200" calcext:value-type="float">
            <text:p>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210" calcext:value-type="float">
            <text:p>210</text:p>
          </table:table-cell>
          <table:table-cell table:formula="of:=FLOOR(FLOOR(INDIRECT(ADDRESS(ROW();2))*INDIRECT(ADDRESS(3; COLUMN())))*[.$I$3])" office:value-type="float" office:value="280" calcext:value-type="float">
            <text:p>2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M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M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M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M$3])" office:value-type="float" office:value="450" calcext:value-type="float">
            <text:p>4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M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M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M$3])" office:value-type="float" office:value="1000" calcext:value-type="float">
            <text:p>10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M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M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M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M$3])" office:value-type="float" office:value="690" calcext:value-type="float">
            <text:p>6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M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M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M$3])" office:value-type="float" office:value="380" calcext:value-type="float">
            <text:p>3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M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M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M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M$3])" office:value-type="float" office:value="250" calcext:value-type="float">
            <text:p>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M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M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M$3])" office:value-type="float" office:value="1200" calcext:value-type="float">
            <text:p>1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M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M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M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M$3])" office:value-type="float" office:value="130" calcext:value-type="float">
            <text:p>1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M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M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M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M$3])" office:value-type="float" office:value="680" calcext:value-type="float">
            <text:p>6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560" calcext:value-type="float">
            <text:p>5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04" calcext:value-type="float">
            <text:p>10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144" calcext:value-type="float">
            <text:p>14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04" calcext:value-type="float">
            <text:p>10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560" calcext:value-type="float">
            <text:p>5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760" calcext:value-type="float">
            <text:p>7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180" calcext:value-type="float">
            <text:p>18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164" calcext:value-type="float">
            <text:p>1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34" calcext:value-type="float">
            <text:p>1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50" calcext:value-type="float">
            <text:p>25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287" calcext:value-type="float">
            <text:p>287</text:p>
          </table:table-cell>
          <table:table-cell table:formula="of:=FLOOR(FLOOR(INDIRECT(ADDRESS(ROW();2))*INDIRECT(ADDRESS(3; COLUMN())))*[.$M$3]*[.$J$3])" office:value-type="float" office:value="345" calcext:value-type="float">
            <text:p>345</text:p>
          </table:table-cell>
          <table:table-cell table:formula="of:=FLOOR(FLOOR(INDIRECT(ADDRESS(ROW();2))*INDIRECT(ADDRESS(3; COLUMN())))*[.$M$3]*[.$J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M$3]*[.$J$3])"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M$3]*[.$J$3])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M$3]*[.$J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500" calcext:value-type="float">
            <text:p>500</text:p>
          </table:table-cell>
          <table:table-cell table:formula="of:=FLOOR(FLOOR(INDIRECT(ADDRESS(ROW();2))*INDIRECT(ADDRESS(3; COLUMN())))*[.$M$3]*[.$J$3])" office:value-type="float" office:value="600" calcext:value-type="float">
            <text:p>600</text:p>
          </table:table-cell>
          <table:table-cell table:formula="of:=FLOOR(FLOOR(INDIRECT(ADDRESS(ROW();2))*INDIRECT(ADDRESS(3; COLUMN())))*[.$M$3]*[.$J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2.25)*[.$J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2.25)*[.$J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2.25)*[.$J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2.25)*[.$J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2.25)*[.$J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2.25)*[.$J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2.25)*[.$J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Syrup</text:p>
          </table:table-cell>
          <table:table-cell office:value-type="float" office:value="200" calcext:value-type="float">
            <text:p>200</text:p>
          </table:table-cell>
          <table:table-cell table:formula="of:=FLOOR(INDIRECT(ADDRESS(ROW();2))*[.$L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237" calcext:value-type="float">
            <text:p>237</text:p>
          </table:table-cell>
          <table:table-cell table:formula="of:=FLOOR(FLOOR(INDIRECT(ADDRESS(ROW();2))*INDIRECT(ADDRESS(3; COLUMN())))*[.$M$3]*[.$J$3])" office:value-type="float" office:value="285" calcext:value-type="float">
            <text:p>285</text:p>
          </table:table-cell>
          <table:table-cell table:formula="of:=FLOOR(FLOOR(INDIRECT(ADDRESS(ROW();2))*INDIRECT(ADDRESS(3; COLUMN())))*[.$M$3]*[.$J$3])" office:value-type="float" office:value="380" calcext:value-type="float">
            <text:p>38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50" calcext:value-type="float">
            <text:p>25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00" calcext:value-type="float">
            <text:p>40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Oak Resin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[.$L$3])" office:value-type="float" office:value="150" calcext:value-type="float">
            <text:p>150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375" calcext:value-type="float">
            <text:p>375</text:p>
          </table:table-cell>
          <table:table-cell table:formula="of:=FLOOR(FLOOR(INDIRECT(ADDRESS(ROW();2))*INDIRECT(ADDRESS(3; COLUMN())))*[.$J$3])" office:value-type="float" office:value="450" calcext:value-type="float">
            <text:p>450</text:p>
          </table:table-cell>
          <table:table-cell table:formula="of:=FLOOR(FLOOR(INDIRECT(ADDRESS(ROW();2)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e Tar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L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 office:value-type="float" office:value="1065" calcext:value-type="float">
            <text:p>1065</text:p>
          </table:table-cell>
          <table:table-cell table:formula="of:=FLOOR(INDIRECT(ADDRESS(ROW();2))*[.$J$3])"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M$3]*[.$J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1650" calcext:value-type="float">
            <text:p>1650</text:p>
          </table:table-cell>
          <table:table-cell table:formula="of:=FLOOR(FLOOR(FLOOR(INDIRECT(ADDRESS(ROW();2))*3)*INDIRECT(ADDRESS(3; COLUMN())))*[.$J$3])" office:value-type="float" office:value="2062" calcext:value-type="float">
            <text:p>2062</text:p>
          </table:table-cell>
          <table:table-cell table:formula="of:=FLOOR(FLOOR(FLOOR(INDIRECT(ADDRESS(ROW();2))*3)*INDIRECT(ADDRESS(3; COLUMN())))*[.$J$3])" office:value-type="float" office:value="2475" calcext:value-type="float">
            <text:p>2475</text:p>
          </table:table-cell>
          <table:table-cell table:formula="of:=FLOOR(FLOOR(FLOOR(INDIRECT(ADDRESS(ROW();2))*3)*INDIRECT(ADDRESS(3; COLUMN())))*[.$J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7" calcext:value-type="float">
            <text:p>187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62" calcext:value-type="float">
            <text:p>562</text:p>
          </table:table-cell>
          <table:table-cell table:formula="of:=FLOOR(FLOOR(FLOOR(INDIRECT(ADDRESS(ROW();2))*3)*INDIRECT(ADDRESS(3; COLUMN())))*[.$J$3])" office:value-type="float" office:value="675" calcext:value-type="float">
            <text:p>675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60" calcext:value-type="float">
            <text:p>60</text:p>
          </table:table-cell>
          <table:table-cell table:formula="of:=FLOOR(FLOOR(FLOOR(INDIRECT(ADDRESS(ROW();2))*3)*INDIRECT(ADDRESS(3; COLUMN())))*[.$J$3])"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90" calcext:value-type="float">
            <text:p>90</text:p>
          </table:table-cell>
          <table:table-cell table:formula="of:=FLOOR(FLOOR(FLOOR(INDIRECT(ADDRESS(ROW();2))*3)*INDIRECT(ADDRESS(3; COLUMN())))*[.$J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7" calcext:value-type="float">
            <text:p>187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281" calcext:value-type="float">
            <text:p>281</text:p>
          </table:table-cell>
          <table:table-cell table:formula="of:=FLOOR(FLOOR(FLOOR(INDIRECT(ADDRESS(ROW();2))*3)*INDIRECT(ADDRESS(3; COLUMN())))*[.$J$3])" office:value-type="float" office:value="337" calcext:value-type="float">
            <text:p>337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225" calcext:value-type="float">
            <text:p>225</text:p>
          </table:table-cell>
          <table:table-cell table:formula="of:=FLOOR(FLOOR(FLOOR(INDIRECT(ADDRESS(ROW();2))*3)*INDIRECT(ADDRESS(3; COLUMN())))*[.$J$3])" office:value-type="float" office:value="281" calcext:value-type="float">
            <text:p>281</text:p>
          </table:table-cell>
          <table:table-cell table:formula="of:=FLOOR(FLOOR(FLOOR(INDIRECT(ADDRESS(ROW();2))*3)*INDIRECT(ADDRESS(3; COLUMN())))*[.$J$3])" office:value-type="float" office:value="337" calcext:value-type="float">
            <text:p>337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62" calcext:value-type="float">
            <text:p>562</text:p>
          </table:table-cell>
          <table:table-cell table:formula="of:=FLOOR(FLOOR(FLOOR(INDIRECT(ADDRESS(ROW();2))*3)*INDIRECT(ADDRESS(3; COLUMN())))*[.$J$3])" office:value-type="float" office:value="675" calcext:value-type="float">
            <text:p>675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180" calcext:value-type="float">
            <text:p>1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390" calcext:value-type="float">
            <text:p>390</text:p>
          </table:table-cell>
          <table:table-cell table:formula="of:=FLOOR(FLOOR(FLOOR(INDIRECT(ADDRESS(ROW();2))*3)*INDIRECT(ADDRESS(3; COLUMN())))*[.$J$3])" office:value-type="float" office:value="487" calcext:value-type="float">
            <text:p>487</text:p>
          </table:table-cell>
          <table:table-cell table:formula="of:=FLOOR(FLOOR(FLOOR(INDIRECT(ADDRESS(ROW();2))*3)*INDIRECT(ADDRESS(3; COLUMN())))*[.$J$3])" office:value-type="float" office:value="585" calcext:value-type="float">
            <text:p>585</text:p>
          </table:table-cell>
          <table:table-cell table:formula="of:=FLOOR(FLOOR(FLOOR(INDIRECT(ADDRESS(ROW();2))*3)*INDIRECT(ADDRESS(3; COLUMN())))*[.$J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937" calcext:value-type="float">
            <text:p>937</text:p>
          </table:table-cell>
          <table:table-cell table:formula="of:=FLOOR(FLOOR(FLOOR(INDIRECT(ADDRESS(ROW();2))*3)*INDIRECT(ADDRESS(3; COLUMN())))*[.$J$3])" office:value-type="float" office:value="1125" calcext:value-type="float">
            <text:p>1125</text:p>
          </table:table-cell>
          <table:table-cell table:formula="of:=FLOOR(FLOOR(FLOOR(INDIRECT(ADDRESS(ROW();2))*3)*INDIRECT(ADDRESS(3; COLUMN())))*[.$J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75" calcext:value-type="float">
            <text:p>375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900" calcext:value-type="float">
            <text:p>900</text:p>
          </table:table-cell>
          <table:table-cell table:formula="of:=FLOOR(FLOOR(FLOOR(INDIRECT(ADDRESS(ROW();2))*3)*INDIRECT(ADDRESS(3; COLUMN())))*[.$J$3])" office:value-type="float" office:value="1125" calcext:value-type="float">
            <text:p>1125</text:p>
          </table:table-cell>
          <table:table-cell table:formula="of:=FLOOR(FLOOR(FLOOR(INDIRECT(ADDRESS(ROW();2))*3)*INDIRECT(ADDRESS(3; COLUMN())))*[.$J$3])" office:value-type="float" office:value="1350" calcext:value-type="float">
            <text:p>1350</text:p>
          </table:table-cell>
          <table:table-cell table:formula="of:=FLOOR(FLOOR(FLOOR(INDIRECT(ADDRESS(ROW();2))*3)*INDIRECT(ADDRESS(3; COLUMN())))*[.$J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660" calcext:value-type="float">
            <text:p>660</text:p>
          </table:table-cell>
          <table:table-cell table:formula="of:=FLOOR(FLOOR(FLOOR(INDIRECT(ADDRESS(ROW();2))*3)*INDIRECT(ADDRESS(3; COLUMN())))*[.$J$3])" office:value-type="float" office:value="825" calcext:value-type="float">
            <text:p>825</text:p>
          </table:table-cell>
          <table:table-cell table:formula="of:=FLOOR(FLOOR(FLOOR(INDIRECT(ADDRESS(ROW();2))*3)*INDIRECT(ADDRESS(3; COLUMN())))*[.$J$3])" office:value-type="float" office:value="990" calcext:value-type="float">
            <text:p>990</text:p>
          </table:table-cell>
          <table:table-cell table:formula="of:=FLOOR(FLOOR(FLOOR(INDIRECT(ADDRESS(ROW();2))*3)*INDIRECT(ADDRESS(3; COLUMN())))*[.$J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15" calcext:value-type="float">
            <text:p>15</text:p>
          </table:table-cell>
          <table:table-cell table:formula="of:=FLOOR(FLOOR(FLOOR(INDIRECT(ADDRESS(ROW();2))*3)*INDIRECT(ADDRESS(3; COLUMN())))*[.$J$3])" office:value-type="float" office:value="18" calcext:value-type="float">
            <text:p>18</text:p>
          </table:table-cell>
          <table:table-cell table:formula="of:=FLOOR(FLOOR(FLOOR(INDIRECT(ADDRESS(ROW();2))*3)*INDIRECT(ADDRESS(3; COLUMN())))*[.$J$3])" office:value-type="float" office:value="22" calcext:value-type="float">
            <text:p>22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2250" calcext:value-type="float">
            <text:p>2250</text:p>
          </table:table-cell>
          <table:table-cell table:formula="of:=FLOOR(FLOOR(FLOOR(INDIRECT(ADDRESS(ROW();2))*3)*INDIRECT(ADDRESS(3; COLUMN())))*[.$J$3])" office:value-type="float" office:value="2812" calcext:value-type="float">
            <text:p>2812</text:p>
          </table:table-cell>
          <table:table-cell table:formula="of:=FLOOR(FLOOR(FLOOR(INDIRECT(ADDRESS(ROW();2))*3)*INDIRECT(ADDRESS(3; COLUMN())))*[.$J$3])" office:value-type="float" office:value="3375" calcext:value-type="float">
            <text:p>3375</text:p>
          </table:table-cell>
          <table:table-cell table:formula="of:=FLOOR(FLOOR(FLOOR(INDIRECT(ADDRESS(ROW();2))*3)*INDIRECT(ADDRESS(3; COLUMN())))*[.$J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50" calcext:value-type="float">
            <text:p>450</text:p>
          </table:table-cell>
          <table:table-cell table:formula="of:=FLOOR(FLOOR(FLOOR(INDIRECT(ADDRESS(ROW();2))*3)*INDIRECT(ADDRESS(3; COLUMN())))*[.$J$3])" office:value-type="float" office:value="540" calcext:value-type="float">
            <text:p>540</text:p>
          </table:table-cell>
          <table:table-cell table:formula="of:=FLOOR(FLOOR(FLOOR(INDIRECT(ADDRESS(ROW();2))*3)*INDIRECT(ADDRESS(3; COLUMN())))*[.$J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240" calcext:value-type="float">
            <text:p>240</text:p>
          </table:table-cell>
          <table:table-cell table:formula="of:=FLOOR(FLOOR(FLOOR(INDIRECT(ADDRESS(ROW();2))*3)*INDIRECT(ADDRESS(3; COLUMN())))*[.$J$3])"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360" calcext:value-type="float">
            <text:p>360</text:p>
          </table:table-cell>
          <table:table-cell table:formula="of:=FLOOR(FLOOR(FLOOR(INDIRECT(ADDRESS(ROW();2))*3)*INDIRECT(ADDRESS(3; COLUMN())))*[.$J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625" calcext:value-type="float">
            <text:p>625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6" calcext:value-type="float">
            <text:p>56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06" calcext:value-type="float">
            <text:p>106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6" calcext:value-type="float">
            <text:p>56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625" calcext:value-type="float">
            <text:p>625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875" calcext:value-type="float">
            <text:p>875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6250" calcext:value-type="float">
            <text:p>625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6250" calcext:value-type="float">
            <text:p>625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8" calcext:value-type="float">
            <text:p>68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250" calcext:value-type="float">
            <text:p>125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81" calcext:value-type="float">
            <text:p>81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62" calcext:value-type="float">
            <text:p>62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275" calcext:value-type="float">
            <text:p>275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37" calcext:value-type="float">
            <text:p>37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12" calcext:value-type="float">
            <text:p>312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25" calcext:value-type="float">
            <text:p>125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31" calcext:value-type="float">
            <text:p>131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N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N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N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N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N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N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N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N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N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N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N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N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N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N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N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ce58"/>
        <table:table-column table:style-name="co34" table:default-cell-style-name="ce58"/>
        <table:table-column table:style-name="co35" table:default-cell-style-name="ce110"/>
        <table:table-column table:style-name="co36" table:default-cell-style-name="ce113"/>
        <table:table-column table:style-name="co37" table:default-cell-style-name="ce121"/>
        <table:table-column table:style-name="co35" table:default-cell-style-name="ce124"/>
        <table:table-column table:style-name="co38" table:default-cell-style-name="ce124"/>
        <table:table-column table:style-name="co39" table:default-cell-style-name="ce127"/>
        <table:table-column table:style-name="co40" table:default-cell-style-name="ce130"/>
        <table:table-column table:style-name="co41" table:default-cell-style-name="ce135"/>
        <table:table-column table:style-name="co42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5" office:value-type="string" calcext:value-type="string">
            <text:p>Start Time</text:p>
          </table:table-cell>
          <table:table-cell table:style-name="ce105" office:value-type="string" calcext:value-type="string">
            <text:p>End Time</text:p>
          </table:table-cell>
          <table:table-cell table:style-name="ce109" office:value-type="string" calcext:value-type="string">
            <text:p>Spring?</text:p>
          </table:table-cell>
          <table:table-cell table:style-name="ce112" office:value-type="string" calcext:value-type="string">
            <text:p>Summer?</text:p>
          </table:table-cell>
          <table:table-cell table:style-name="ce120" office:value-type="string" calcext:value-type="string">
            <text:p>Fall?</text:p>
          </table:table-cell>
          <table:table-cell table:style-name="ce123" office:value-type="string" calcext:value-type="string">
            <text:p>Winter?</text:p>
          </table:table-cell>
          <table:table-cell table:style-name="ce123" office:value-type="string" calcext:value-type="string">
            <text:p>Winter with Rain Totem?</text:p>
          </table:table-cell>
          <table:table-cell table:style-name="ce126" office:value-type="string" calcext:value-type="string">
            <text:p>Rain?</text:p>
          </table:table-cell>
          <table:table-cell table:style-name="ce129" office:value-type="string" calcext:value-type="string">
            <text:p>Sun?</text:p>
          </table:table-cell>
          <table:table-cell table:style-name="ce133" office:value-type="string" calcext:value-type="string">
            <text:p>Wind?</text:p>
          </table:table-cell>
          <table:table-cell table:style-name="ce47" office:value-type="string" calcext:value-type="string">
            <text:p>Bundle?</text:p>
          </table:table-cell>
          <table:table-cell table:style-name="ce47" office:value-type="string" calcext:value-type="string">
            <text:p>Acquired?</text:p>
          </table:table-cell>
          <table:table-cell table:style-name="ce47"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number-columns-repeated="2"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0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43" table:default-cell-style-name="ce52"/>
        <table:table-column table:style-name="co18" table:default-cell-style-name="ce52"/>
        <table:table-column table:style-name="co44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5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46" table:visibility="collapse" table:default-cell-style-name="Default"/>
        <table:table-column table:style-name="co41" table:visibility="collapse" table:number-columns-repeated="9" table:default-cell-style-name="Default"/>
        <table:table-column table:style-name="co47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8" table:default-cell-style-name="ce52"/>
        <table:table-column table:style-name="co29" table:default-cell-style-name="ce52"/>
        <table:table-column table:style-name="co49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8" office:value-type="string" calcext:value-type="string">
            <text:p>Day Planted</text:p>
          </table:table-cell>
          <table:table-cell table:style-name="ce138" table:content-validation-name="val5" office:value-type="string" calcext:value-type="string">
            <text:p>Qty</text:p>
          </table:table-cell>
          <table:table-cell table:style-name="ce138" office:value-type="string" calcext:value-type="string">
            <text:p>Maturity Day</text:p>
          </table:table-cell>
          <table:table-cell table:style-name="ce138" office:value-type="string" calcext:value-type="string">
            <text:p>Day 1 XP</text:p>
          </table:table-cell>
          <table:table-cell table:style-name="ce138" office:value-type="string" calcext:value-type="string">
            <text:p>Day 2 XP</text:p>
          </table:table-cell>
          <table:table-cell table:style-name="ce138" office:value-type="string" calcext:value-type="string">
            <text:p>Day 3 XP</text:p>
          </table:table-cell>
          <table:table-cell table:style-name="ce138" office:value-type="string" calcext:value-type="string">
            <text:p>Day 4 XP</text:p>
          </table:table-cell>
          <table:table-cell table:style-name="ce138" office:value-type="string" calcext:value-type="string">
            <text:p>Day 5 XP</text:p>
          </table:table-cell>
          <table:table-cell table:style-name="ce138" office:value-type="string" calcext:value-type="string">
            <text:p>Day 6 XP</text:p>
          </table:table-cell>
          <table:table-cell table:style-name="ce138" office:value-type="string" calcext:value-type="string">
            <text:p>Day 7 XP</text:p>
          </table:table-cell>
          <table:table-cell table:style-name="ce138" office:value-type="string" calcext:value-type="string">
            <text:p>Day 8 XP</text:p>
          </table:table-cell>
          <table:table-cell table:style-name="ce138" office:value-type="string" calcext:value-type="string">
            <text:p>Day 9 XP</text:p>
          </table:table-cell>
          <table:table-cell table:style-name="ce138" office:value-type="string" calcext:value-type="string">
            <text:p>Day 10 XP</text:p>
          </table:table-cell>
          <table:table-cell table:style-name="ce138" office:value-type="string" calcext:value-type="string">
            <text:p>Day 11 XP</text:p>
          </table:table-cell>
          <table:table-cell table:style-name="ce138" office:value-type="string" calcext:value-type="string">
            <text:p>Day 12 XP</text:p>
          </table:table-cell>
          <table:table-cell table:style-name="ce138" office:value-type="string" calcext:value-type="string">
            <text:p>Day 13 XP</text:p>
          </table:table-cell>
          <table:table-cell table:style-name="ce138" office:value-type="string" calcext:value-type="string">
            <text:p>Day 14 XP</text:p>
          </table:table-cell>
          <table:table-cell table:style-name="ce138" office:value-type="string" calcext:value-type="string">
            <text:p>Day 15 XP</text:p>
          </table:table-cell>
          <table:table-cell table:style-name="ce138" office:value-type="string" calcext:value-type="string">
            <text:p>Day 16 XP</text:p>
          </table:table-cell>
          <table:table-cell table:style-name="ce138" office:value-type="string" calcext:value-type="string">
            <text:p>Day 17 XP</text:p>
          </table:table-cell>
          <table:table-cell table:style-name="ce138" office:value-type="string" calcext:value-type="string">
            <text:p>Day 18 XP</text:p>
          </table:table-cell>
          <table:table-cell table:style-name="ce138" office:value-type="string" calcext:value-type="string">
            <text:p>Day 19 XP</text:p>
          </table:table-cell>
          <table:table-cell table:style-name="ce138" office:value-type="string" calcext:value-type="string">
            <text:p>Day 20 XP</text:p>
          </table:table-cell>
          <table:table-cell table:style-name="ce138" office:value-type="string" calcext:value-type="string">
            <text:p>Day 21 XP</text:p>
          </table:table-cell>
          <table:table-cell table:style-name="ce138" office:value-type="string" calcext:value-type="string">
            <text:p>Day 22 XP</text:p>
          </table:table-cell>
          <table:table-cell table:style-name="ce138" office:value-type="string" calcext:value-type="string">
            <text:p>Day 23 XP</text:p>
          </table:table-cell>
          <table:table-cell table:style-name="ce138" office:value-type="string" calcext:value-type="string">
            <text:p>Day 24 XP</text:p>
          </table:table-cell>
          <table:table-cell table:style-name="ce138" office:value-type="string" calcext:value-type="string">
            <text:p>Day 25 XP</text:p>
          </table:table-cell>
          <table:table-cell table:style-name="ce138" office:value-type="string" calcext:value-type="string">
            <text:p>Day 26 XP</text:p>
          </table:table-cell>
          <table:table-cell table:style-name="ce138" office:value-type="string" calcext:value-type="string">
            <text:p>Day 27 XP</text:p>
          </table:table-cell>
          <table:table-cell table:style-name="ce138" office:value-type="string" calcext:value-type="string">
            <text:p>Day 28 XP</text:p>
          </table:table-cell>
          <table:table-cell/>
          <table:table-cell table:style-name="ce138" office:value-type="string" calcext:value-type="string">
            <text:p>Day</text:p>
          </table:table-cell>
          <table:table-cell table:style-name="ce138" office:value-type="string" calcext:value-type="string">
            <text:p>XP at Day’s End</text:p>
          </table:table-cell>
          <table:table-cell table:style-name="ce138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59" table:content-validation-name="val4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50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51" table:default-cell-style-name="ce52"/>
        <table:table-column table:style-name="co17" table:default-cell-style-name="ce52"/>
        <table:table-column table:style-name="co6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3" table:default-cell-style-name="Default"/>
        <table:table-column table:style-name="co18" table:default-cell-style-name="ce52"/>
        <table:table-column table:style-name="co19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6" table:default-cell-style-name="Default"/>
        <table:table-column table:style-name="co54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3" table:default-cell-style-name="Default"/>
        <table:table-column table:style-name="co18" table:default-cell-style-name="ce52"/>
        <table:table-column table:style-name="co19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3" table:default-cell-style-name="Default"/>
        <table:table-column table:style-name="co18" table:default-cell-style-name="ce52"/>
        <table:table-column table:style-name="co19" table:default-cell-style-name="Default"/>
        <table:table-column table:style-name="co6" table:default-cell-style-name="Default"/>
        <table:table-column table:style-name="co55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6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3" table:default-cell-style-name="ce24"/>
        <table:table-column table:style-name="co14" table:visibility="collapse" table:default-cell-style-name="Default"/>
        <table:table-column table:style-name="co14" table:visibility="collapse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3" table:default-cell-style-name="Default"/>
        <table:table-column table:style-name="co18" table:default-cell-style-name="ce52"/>
        <table:table-column table:style-name="co19" table:default-cell-style-name="Default"/>
        <table:table-column table:style-name="co6" table:default-cell-style-name="Default"/>
        <table:table-column table:style-name="co56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59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6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4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Items and Professions'.A99:'Items and Professions'.F1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Fish Availability'.A1:'Fish Availability'.N97" table:display-filter-buttons="true" table:orientation="column"/>
        <table:database-range table:name="__Anonymous_Sheet_DB__10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2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3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4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5" table:target-range-address="'Y1-Sp Starfruit Planning'.B1:'Y1-Sp Starfruit Planning'.B14" table:orientation="column"/>
        <table:database-range table:name="__Anonymous_Sheet_DB__16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1:20:05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8" meta:cell-count="7859" meta:object-count="0"/>
    <meta:user-defined meta:name="GitHub URL">https://github.com/nathan-alden-sr/stardew-valley</meta:user-defined>
  </office:meta>
</office:document-meta>
</file>